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bc2" officeooo:paragraph-rsid="00119bc2"/>
    </style:style>
    <style:style style:name="P2" style:family="paragraph" style:parent-style-name="Standard" style:list-style-name="L1">
      <style:text-properties officeooo:rsid="00119bc2" officeooo:paragraph-rsid="00119bc2"/>
    </style:style>
    <style:style style:name="P3" style:family="paragraph" style:parent-style-name="Standard" style:list-style-name="L4">
      <style:text-properties officeooo:rsid="00119bc2" officeooo:paragraph-rsid="00119bc2"/>
    </style:style>
    <style:style style:name="P4" style:family="paragraph" style:parent-style-name="Standard"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19bc2" officeooo:paragraph-rsid="00119bc2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 style:list-style-name="L3"/>
    <style:style style:name="P11" style:family="paragraph" style:parent-style-name="Standard" style:list-style-name="L2"/>
    <style:style style:name="P12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officeooo:rsid="00119b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ed04" style:font-weight-asian="normal" style:font-weight-complex="normal"/>
    </style:style>
    <style:style style:name="T5" style:family="text">
      <style:text-properties fo:color="#c586c0"/>
    </style:style>
    <style:style style:name="T6" style:family="text">
      <style:text-properties fo:color="#c586c0" style:font-weight-asian="normal" style:font-weight-complex="normal"/>
    </style:style>
    <style:style style:name="T7" style:family="text">
      <style:text-properties fo:color="#569cd6"/>
    </style:style>
    <style:style style:name="T8" style:family="text">
      <style:text-properties fo:color="#569cd6" style:font-weight-asian="normal" style:font-weight-complex="normal"/>
    </style:style>
    <style:style style:name="T9" style:family="text">
      <style:text-properties fo:color="#569cd6" style:text-position="sub 58%" fo:font-weight="bold" style:font-weight-asian="bold" style:font-weight-complex="bold"/>
    </style:style>
    <style:style style:name="T10" style:family="text">
      <style:text-properties fo:color="#dcdcaa"/>
    </style:style>
    <style:style style:name="T11" style:family="text">
      <style:text-properties fo:color="#dcdcaa" style:font-weight-asian="normal" style:font-weight-complex="normal"/>
    </style:style>
    <style:style style:name="T12" style:family="text">
      <style:text-properties fo:color="#dcdcaa" officeooo:rsid="0011ed04" style:font-weight-asian="normal" style:font-weight-complex="normal"/>
    </style:style>
    <style:style style:name="T13" style:family="text">
      <style:text-properties fo:color="#dcdcaa" style:font-name="Droid Sans Mono" fo:font-size="10.5pt" fo:font-weight="normal"/>
    </style:style>
    <style:style style:name="T14" style:family="text">
      <style:text-properties fo:color="#dcdcaa" style:text-position="sub 58%" fo:font-weight="bold" style:font-weight-asian="bold" style:font-weight-complex="bold"/>
    </style:style>
    <style:style style:name="T15" style:family="text">
      <style:text-properties fo:color="#9cdcfe" style:font-weight-asian="normal" style:font-weight-complex="normal"/>
    </style:style>
    <style:style style:name="T16" style:family="text">
      <style:text-properties fo:color="#d7ba7d"/>
    </style:style>
    <style:style style:name="T17" style:family="text">
      <style:text-properties fo:color="#d7ba7d" style:font-weight-asian="normal" style:font-weight-complex="normal"/>
    </style:style>
    <style:style style:name="T18" style:family="text">
      <style:text-properties fo:color="#d7ba7d" officeooo:rsid="0011ed04" style:font-weight-asian="normal" style:font-weight-complex="normal"/>
    </style:style>
    <style:style style:name="T19" style:family="text">
      <style:text-properties fo:color="#d7ba7d" style:font-name="Droid Sans Mono" fo:font-size="10.5pt" fo:font-weight="normal"/>
    </style:style>
    <style:style style:name="T20" style:family="text">
      <style:text-properties fo:color="#d7ba7d" fo:font-weight="normal" style:font-weight-asian="normal" style:font-weight-complex="normal"/>
    </style:style>
    <style:style style:name="T21" style:family="text">
      <style:text-properties fo:color="#d4d4d4" style:font-name="Droid Sans Mono" fo:font-size="10.5pt" fo:font-weight="normal" fo:background-color="#1e1e1e" loext:char-shading-value="0"/>
    </style:style>
    <style:style style:name="T22" style:family="text">
      <style:text-properties fo:color="#ce9178"/>
    </style:style>
    <style:style style:name="T23" style:family="text">
      <style:text-properties fo:color="#ce9178" style:font-name="Droid Sans Mono" fo:font-size="10.5pt" fo:font-weight="normal"/>
    </style:style>
    <style:style style:name="T24" style:family="text">
      <style:text-properties fo:color="#ce9178" officeooo:rsid="0011ed04" style:font-weight-asian="normal" style:font-weight-complex="normal"/>
    </style:style>
    <style:style style:name="T25" style:family="text">
      <style:text-properties fo:color="#b5cea8"/>
    </style:style>
    <style:style style:name="T26" style:family="text">
      <style:text-properties fo:color="#b5cea8" officeooo:rsid="0011ed04" style:font-weight-asian="normal" style:font-weight-complex="normal"/>
    </style:style>
    <style:style style:name="T27" style:family="text">
      <style:text-properties style:font-name="Droid Sans Mono" fo:font-size="10.5pt" fo:font-weight="normal"/>
    </style:style>
    <style:style style:name="T28" style:family="text">
      <style:text-properties fo:color="#4ec9b0" style:font-name="Droid Sans Mono" fo:font-size="10.5pt" fo:font-weight="normal"/>
    </style:style>
    <style:style style:name="T29" style:family="text">
      <style:text-properties style:text-position="sub 58%" fo:font-weight="bold" style:font-weight-asian="bold" style:font-weight-complex="bold"/>
    </style:style>
    <style:style style:name="T30" style:family="text">
      <style:text-properties officeooo:rsid="0011ed0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mière partie:</text:p>
      <text:list xml:id="list3150380141" text:style-name="L1">
        <text:list-item>
          <text:p text:style-name="P2">Lecture de l’image:</text:p>
        </text:list-item>
      </text:list>
      <text:p text:style-name="P1">Après allocation de mémoire dans le main, j’utilise la méthode <text:span text:style-name="T2">lecture_image </text:span><text:span text:style-name="T3">qui rends un tableau rempli de unsigned short de l’image.</text:span></text:p>
      <text:p text:style-name="P6"><text:span text:style-name="T6">#define</text:span><text:span text:style-name="T8"> </text:span><text:span text:style-name="T11">allocation_tableau</text:span><text:span text:style-name="T8">(</text:span><text:span text:style-name="T15">nom, type, nombre</text:span><text:span text:style-name="T8">) </text:span><text:span text:style-name="T17">\</text:span></text:p>
      <text:p text:style-name="P5"><text:span text:style-name="T5">if</text:span><text:span text:style-name="T7">( (nom </text:span>=<text:span text:style-name="T7"> (type</text:span>*<text:span text:style-name="T7">) </text:span><text:span text:style-name="T10">calloc</text:span><text:span text:style-name="T7"> (nombre, sizeof(type) ) ) </text:span>==<text:span text:style-name="T7"> NULL ) </text:span><text:span text:style-name="T16">\</text:span></text:p>
      <text:p text:style-name="P5"><text:span text:style-name="T7">{</text:span><text:span text:style-name="T16">\</text:span></text:p>
      <text:p text:style-name="P5"><text:span text:style-name="T10">printf</text:span><text:span text:style-name="T7">(</text:span><text:span text:style-name="T22">"</text:span><text:span text:style-name="T16">\n</text:span><text:span text:style-name="T22"> Allocation dynamique impossible pour un pointeur-tableau </text:span><text:span text:style-name="T16">\n</text:span><text:span text:style-name="T22">"</text:span><text:span text:style-name="T7">);</text:span><text:span text:style-name="T16">\</text:span></text:p>
      <text:p text:style-name="P5"><text:span text:style-name="T10">exit</text:span><text:span text:style-name="T7">(</text:span><text:span text:style-name="T25">1</text:span><text:span text:style-name="T7">);</text:span><text:span text:style-name="T16">\</text:span></text:p>
      <text:p text:style-name="P8">}</text:p>
      <text:p text:style-name="P12"/>
      <text:p text:style-name="P5"><text:span text:style-name="T7">void</text:span> <text:span text:style-name="T10">lecture_image</text:span>(<text:span text:style-name="T7">char</text:span> nomFichier[], <text:span text:style-name="T7">unsigned</text:span> <text:span text:style-name="T7">short</text:span>* image, <text:span text:style-name="T7">int</text:span> dimX, <text:span text:style-name="T7">int</text:span> dimY, <text:span text:style-name="T7">int</text:span> dimZ){</text:p>
      <text:p text:style-name="P9"/>
      <text:p text:style-name="P5">FILE* f;</text:p>
      <text:p text:style-name="P5"><text:span text:style-name="T7">unsigned</text:span> <text:span text:style-name="T7">short</text:span> chaine;</text:p>
      <text:p text:style-name="P9"/>
      <text:p text:style-name="P5"><text:span text:style-name="T5">if</text:span>((f = <text:span text:style-name="T10">fopen</text:span>(nomFichier, <text:span text:style-name="T22">"rb"</text:span>)) == <text:span text:style-name="T7">NULL</text:span>){</text:p>
      <text:p text:style-name="P5"><text:span text:style-name="T10">printf</text:span>(<text:span text:style-name="T22">"pas d'accès en lecture au fichier"</text:span>);</text:p>
      <text:p text:style-name="P5">}<text:span text:style-name="T5">else</text:span>{</text:p>
      <text:p text:style-name="P9"/>
      <text:p text:style-name="P5"><text:span text:style-name="T7">int</text:span> taille = dimX * dimY * dimZ;</text:p>
      <text:p text:style-name="P9"/>
      <text:p text:style-name="P5"><text:span text:style-name="T5">if</text:span>( (<text:span text:style-name="T10">fread</text:span>((<text:span text:style-name="T7">unsigned</text:span> <text:span text:style-name="T7">short</text:span>*)image, <text:span text:style-name="T7">sizeof</text:span>(<text:span text:style-name="T7">unsigned</text:span> <text:span text:style-name="T7">short</text:span>), taille, f))</text:p>
      <text:p text:style-name="P7">     <text:span text:style-name="T27">!= (</text:span><text:span text:style-name="T28">size_t</text:span><text:span text:style-name="T27">) taille)</text:span></text:p>
      <text:p text:style-name="P7">    <text:span text:style-name="T27">{</text:span></text:p>
      <text:p text:style-name="P7">     <text:span text:style-name="T13">printf</text:span><text:span text:style-name="T27">(</text:span><text:span text:style-name="T23">"</text:span><text:span text:style-name="T19">\n</text:span><text:span text:style-name="T23">Erreur de lecture de l'image %s </text:span><text:span text:style-name="T19">\n</text:span><text:span text:style-name="T23">"</text:span><text:span text:style-name="T27">, nomFichier);</text:span></text:p>
      <text:p text:style-name="P7">     <text:span text:style-name="T13">exit</text:span><text:span text:style-name="T27">(EXIT_FAILURE);</text:span></text:p>
      <text:p text:style-name="P7">    <text:span text:style-name="T27">}</text:span></text:p>
      <text:p text:style-name="P7">    </text:p>
      <text:p text:style-name="P5"><text:span text:style-name="T10">fclose</text:span>(f);</text:p>
      <text:p text:style-name="P9"/>
      <text:p text:style-name="P9"><text:span text:style-name="T21">}</text:span></text:p>
      <text:p text:style-name="P5">}</text:p>
      <text:p text:style-name="P5"/>
      <text:list xml:id="list2726053950" text:style-name="L2">
        <text:list-item>
          <text:p text:style-name="P11">La méthode <text:span text:style-name="T2">getValue</text:span><text:span text:style-name="T29">:</text:span></text:p>
        </text:list-item>
      </text:list>
      <text:p text:style-name="Standard"><text:span text:style-name="T29"/></text:p>
      <text:p text:style-name="P6"><text:span text:style-name="T9">unsigned</text:span><text:span text:style-name="T29"> </text:span><text:span text:style-name="T9">short</text:span><text:span text:style-name="T29"> </text:span><text:span text:style-name="T14">getValue</text:span><text:span text:style-name="T29">(</text:span><text:span text:style-name="T9">unsigned</text:span><text:span text:style-name="T29"> </text:span><text:span text:style-name="T9">short</text:span><text:span text:style-name="T29">* image, </text:span><text:span text:style-name="T9">int</text:span><text:span text:style-name="T29"> i, </text:span><text:span text:style-name="T9">int</text:span><text:span text:style-name="T29"> j, </text:span><text:span text:style-name="T9">int</text:span><text:span text:style-name="T29"> k, </text:span><text:span text:style-name="T9">int</text:span><text:span text:style-name="T29"> dimX, </text:span><text:span text:style-name="T9">int</text:span><text:span text:style-name="T29"> dimY, </text:span><text:span text:style-name="T9">int</text:span><text:span text:style-name="T29"> dimZ){</text:span></text:p>
      <text:p text:style-name="P5"><text:span text:style-name="T5">return</text:span> image[k * dimX * dimY + (((dimY-<text:span text:style-name="T25">1</text:span>)-j)*dimX + i)];</text:p>
      <text:p text:style-name="P5">}</text:p>
      <text:p text:style-name="P1"><text:span text:style-name="T29"/></text:p>
      <text:list xml:id="list3214448583" text:style-name="L3">
        <text:list-item>
          <text:p text:style-name="P10">La valeur <text:span text:style-name="T1">minimale et maximale des voxels de l’image:</text:span></text:p>
        </text:list-item>
      </text:list>
      <text:p text:style-name="Standard"/>
      <text:p text:style-name="P4"><text:span text:style-name="T7">unsigned</text:span> <text:span text:style-name="T7">short</text:span> <text:span text:style-name="T10">maximum</text:span>(<text:span text:style-name="T7">unsigned</text:span> <text:span text:style-name="T7">short</text:span>* image, <text:span text:style-name="T7">int</text:span> taille){</text:p>
      <text:p text:style-name="P5"><text:span text:style-name="T7">unsigned</text:span> <text:span text:style-name="T7">short</text:span> max = image[<text:span text:style-name="T25">0</text:span>];</text:p>
      <text:p text:style-name="P9"/>
      <text:p text:style-name="P5"><text:span text:style-name="T5">for</text:span>(<text:span text:style-name="T7">int</text:span> i=<text:span text:style-name="T25">0</text:span>; i&lt;taille;i++){</text:p>
      <text:p text:style-name="P5"><text:span text:style-name="T5">if</text:span>(image[i]&gt;max){</text:p>
      <text:p text:style-name="P5"><text:soft-page-break/>max = image[i];</text:p>
      <text:p text:style-name="P5">}</text:p>
      <text:p text:style-name="P5">}</text:p>
      <text:p text:style-name="P9"/>
      <text:p text:style-name="P5"><text:span text:style-name="T5">return</text:span> max;</text:p>
      <text:p text:style-name="P5">}</text:p>
      <text:p text:style-name="P9"/>
      <text:p text:style-name="P5"><text:span text:style-name="T7">unsigned</text:span> <text:span text:style-name="T7">short</text:span> <text:span text:style-name="T10">mimimum</text:span>(<text:span text:style-name="T7">unsigned</text:span> <text:span text:style-name="T7">short</text:span>* image, <text:span text:style-name="T7">int</text:span> taille){</text:p>
      <text:p text:style-name="P5"><text:span text:style-name="T7">unsigned</text:span> <text:span text:style-name="T7">short</text:span> min = image[<text:span text:style-name="T25">0</text:span>];</text:p>
      <text:p text:style-name="P9"/>
      <text:p text:style-name="P5"><text:span text:style-name="T5">for</text:span>(<text:span text:style-name="T7">int</text:span> i=<text:span text:style-name="T25">0</text:span>; i&lt;taille;i++){</text:p>
      <text:p text:style-name="P5"><text:span text:style-name="T5">if</text:span>(image[i]&lt;min){</text:p>
      <text:p text:style-name="P5">min = image[i];</text:p>
      <text:p text:style-name="P5">}</text:p>
      <text:p text:style-name="P5">}</text:p>
      <text:p text:style-name="P9"/>
      <text:p text:style-name="P5"><text:span text:style-name="T5">return</text:span> min;</text:p>
      <text:p text:style-name="P5">}</text:p>
      <text:p text:style-name="Standard"/>
      <text:list xml:id="list1567250749" text:style-name="L4">
        <text:list-item>
          <text:p text:style-name="P3">Pour afficher l’intensité d’un voxel, il suffit de faire appel à la fonction <text:span text:style-name="T2">getValue</text:span><text:span text:style-name="T3"> </text:span><text:span text:style-name="T4">avec les coordonnées donnés, exemple pour l’image INCISIX:</text:span></text:p>
        </text:list-item>
      </text:list>
      <text:p text:style-name="P1"><text:span text:style-name="T4"/></text:p>
      <text:p text:style-name="P6"><text:span text:style-name="T12">printf</text:span><text:span text:style-name="T30">(</text:span><text:span text:style-name="T24">"(184,343,83) = %hu</text:span><text:span text:style-name="T18">\n</text:span><text:span text:style-name="T24">"</text:span><text:span text:style-name="T30">, </text:span><text:span text:style-name="T12">getValue</text:span><text:span text:style-name="T30">(image2,</text:span><text:span text:style-name="T26">184</text:span><text:span text:style-name="T30">,</text:span><text:span text:style-name="T26">343</text:span><text:span text:style-name="T30">,</text:span><text:span text:style-name="T26">83</text:span><text:span text:style-name="T30">,dimX,dimY,dimZ));</text:span></text:p>
      <text:p text:style-name="P1"><text:span text:style-name="T4"/></text:p>
      <text:p text:style-name="P5"/>
      <text:p text:style-name="P5"/>
      <text:p text:style-name="P1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2" meta:paragraph-count="51" meta:word-count="235" meta:character-count="1591" meta:non-whitespace-character-count="1383"/>
  </office:meta>
</office:document-meta>
</file>